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536cm" table:align="left"/>
    </style:style>
    <style:style style:name="Tabla1.A" style:family="table-column">
      <style:table-column-properties style:column-width="3.918cm"/>
    </style:style>
    <style:style style:name="Tabla1.B" style:family="table-column">
      <style:table-column-properties style:column-width="5.733cm"/>
    </style:style>
    <style:style style:name="Tabla1.C" style:family="table-column">
      <style:table-column-properties style:column-width="2.88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officeooo:paragraph-rsid="000d0a91"/>
    </style:style>
    <style:style style:name="P3" style:family="paragraph" style:parent-style-name="Standard" style:list-style-name="L2">
      <style:text-properties officeooo:paragraph-rsid="000d0a91"/>
    </style:style>
    <style:style style:name="P4" style:family="paragraph" style:parent-style-name="Standard" style:list-style-name="L3">
      <style:text-properties officeooo:paragraph-rsid="000d0a91"/>
    </style:style>
    <style:style style:name="P5" style:family="paragraph" style:parent-style-name="Standard">
      <style:text-properties fo:font-style="italic" style:text-underline-style="none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officeooo:rsid="000d0a9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VO COMPLETO DEL SISTEMA – S1, S2, S3</text:p>
      <text:p text:style-name="Standard"/>
      <text:p text:style-name="Standard">Este instructivo explica cómo levantar el proyecto y cómo usarlo desde cero.</text:p>
      <text:p text:style-name="Standard"/>
      <text:p text:style-name="P1">1. Arquitectura General del Proyecto</text:p>
      <text:p text:style-name="Standard"/>
      <text:p text:style-name="Standard"><text:span text:style-name="T1">El</text:span> proyecto está compuesto por tres servidores:</text:p>
      <text:p text:style-name="Standard"/>
      <text:p text:style-name="Standard">S1 — API Gateway (Node.js + HTTPS + JWT)</text:p>
      <text:p text:style-name="Standard"/>
      <text:list text:style-name="L1">
        <text:list-item>
          <text:p text:style-name="P2">Expone el login</text:p>
        </text:list-item>
        <text:list-item>
          <text:p text:style-name="P2">Solicita OTP a S2</text:p>
        </text:list-item>
        <text:list-item>
          <text:p text:style-name="P2">Valida OTP</text:p>
        </text:list-item>
        <text:list-item>
          <text:p text:style-name="P2">Genera tokens JWT</text:p>
        </text:list-item>
        <text:list-item>
          <text:p text:style-name="P2">Reenvía CRUD de items hacia S3</text:p>
        </text:list-item>
        <text:list-item>
          <text:p text:style-name="P2">El cliente siempre se conecta a S1</text:p>
        </text:list-item>
      </text:list>
      <text:p text:style-name="Standard"/>
      <text:p text:style-name="Standard">S2 — Servidor OTP (Python)</text:p>
      <text:p text:style-name="Standard"/>
      <text:list text:style-name="L2">
        <text:list-item>
          <text:p text:style-name="P3">Genera OTP</text:p>
        </text:list-item>
        <text:list-item>
          <text:p text:style-name="P3">Valida OTP</text:p>
        </text:list-item>
        <text:list-item>
          <text:p text:style-name="P3">Envía OTP por Telegram</text:p>
        </text:list-item>
      </text:list>
      <text:p text:style-name="Standard"/>
      <text:p text:style-name="Standard">S3 — Servidor REST (Python + SQLite)</text:p>
      <text:p text:style-name="Standard"/>
      <text:list text:style-name="L3">
        <text:list-item>
          <text:p text:style-name="P4">Guarda usuarios</text:p>
        </text:list-item>
        <text:list-item>
          <text:p text:style-name="P4">Guarda items</text:p>
        </text:list-item>
        <text:list-item>
          <text:p text:style-name="P4">Exposición CRUD real</text:p>
        </text:list-item>
      </text:list>
      <text:p text:style-name="Standard"/>
      <text:p text:style-name="Standard"/>
      <text:p text:style-name="P1"><text:span text:style-name="T1">2. </text:span>Requisitos del Sistema</text:p>
      <text:p text:style-name="Standard"/>
      <text:p text:style-name="Standard">Debe <text:span text:style-name="T1">estar</text:span> tener instalado:</text:p>
      <text:p text:style-name="Standard"/>
      <text:p text:style-name="Standard">Node.js</text:p>
      <text:p text:style-name="Standard"/>
      <text:p text:style-name="P5">sudo apt install nodejs npm</text:p>
      <text:p text:style-name="Standard"/>
      <text:p text:style-name="Standard">Python 3 + pip</text:p>
      <text:p text:style-name="Standard"/>
      <text:p text:style-name="P6">sudo apt install python3 python3-pip</text:p>
      <text:p text:style-name="Standard"/>
      <text:p text:style-name="Standard">Paquetes necesarios:</text:p>
      <text:p text:style-name="Standard"/>
      <text:p text:style-name="Standard">Para S1 (Node)</text:p>
      <text:p text:style-name="Standard"/>
      <text:p text:style-name="Standard">Dentro del directorio de S1:</text:p>
      <text:p text:style-name="Standard"/>
      <text:p text:style-name="P6">npm install express axios jsonwebtoken body-parser https fs</text:p>
      <text:p text:style-name="Standard"><text:soft-page-break/>Para S2 y S3 (Python)</text:p>
      <text:p text:style-name="Standard"/>
      <text:p text:style-name="P6">pip install flask flask-cors python-telegram-bot</text:p>
      <text:p text:style-name="Standard"/>
      <text:p text:style-name="Standard"/>
      <text:p text:style-name="P1">3. Preparación de Archivos</text:p>
      <text:p text:style-name="Standard"/>
      <text:p text:style-name="Standard">S3 (db.sqlite)</text:p>
      <text:p text:style-name="Standard"/>
      <text:p text:style-name="Standard">Debes crear la base de datos ejecutando:</text:p>
      <text:p text:style-name="Standard"/>
      <text:p text:style-name="P6">python3 init_db.py</text:p>
      <text:p text:style-name="Standard"/>
      <text:p text:style-name="Standard">Esto creará:</text:p>
      <text:p text:style-name="Standard"/>
      <text:p text:style-name="Standard">Tabla `users`</text:p>
      <text:p text:style-name="Standard">Tabla `items`</text:p>
      <text:p text:style-name="Standard"/>
      <text:p text:style-name="Standard"/>
      <text:p text:style-name="P1">4. ORDEN CORRECTO PARA INICIAR TODO</text:p>
      <text:p text:style-name="Standard"/>
      <text:p text:style-name="Standard">Este orden <text:span text:style-name="T2">es obligatorio</text:span> para que el sistema funcione.</text:p>
      <text:p text:style-name="Standard"/>
      <text:p text:style-name="Standard"><text:span text:style-name="T1">1. </text:span>Levantar S3 (Base de Datos + CRUD)**</text:p>
      <text:p text:style-name="Standard"/>
      <text:p text:style-name="Standard">En terminal 1:</text:p>
      <text:p text:style-name="Standard"/>
      <text:p text:style-name="P6">cd S3</text:p>
      <text:p text:style-name="P6">python3 app.py</text:p>
      <text:p text:style-name="Standard"/>
      <text:p text:style-name="Standard">S3 escuchará en:</text:p>
      <text:p text:style-name="Standard"/>
      <text:p text:style-name="Standard">`http://localhost:5002`</text:p>
      <text:p text:style-name="Standard"/>
      <text:p text:style-name="Standard"/>
      <text:p text:style-name="Standard"><text:span text:style-name="T1">2. </text:span>Levantar S2 (Servidor OTP / Telegram)</text:p>
      <text:p text:style-name="Standard"/>
      <text:p text:style-name="Standard">En terminal 2:</text:p>
      <text:p text:style-name="Standard"/>
      <text:p text:style-name="P6">cd S2</text:p>
      <text:p text:style-name="P6">python3 s2.py</text:p>
      <text:p text:style-name="Standard"/>
      <text:p text:style-name="Standard">S2 escuchará en:</text:p>
      <text:p text:style-name="Standard"/>
      <text:p text:style-name="Standard">`http://localhost:5001`</text:p>
      <text:p text:style-name="Standard"/>
      <text:p text:style-name="Standard">Asegúrate de tener los tokens configurados para tu bot de Telegram.</text:p>
      <text:p text:style-name="Standard"/>
      <text:p text:style-name="Standard"/>
      <text:p text:style-name="Standard"><text:soft-page-break/><text:span text:style-name="T1">3. </text:span>Levantar S1 (API Gateway + HTTPS)</text:p>
      <text:p text:style-name="Standard"/>
      <text:p text:style-name="Standard">En terminal 3:</text:p>
      <text:p text:style-name="Standard"/>
      <text:p text:style-name="P6">cd S1</text:p>
      <text:p text:style-name="P6">node index.js</text:p>
      <text:p text:style-name="Standard"/>
      <text:p text:style-name="Standard">S1 estará disponible en:</text:p>
      <text:p text:style-name="Standard"/>
      <text:p text:style-name="Standard">`https://localhost:4430`</text:p>
      <text:p text:style-name="Standard"/>
      <text:p text:style-name="Standard">(OJO: HTTPS siempre requiere usar `-k` con curl)</text:p>
      <text:p text:style-name="Standard"/>
      <text:p text:style-name="Standard"/>
      <text:p text:style-name="P1">5. Flujo Completo de Uso del Sistema</text:p>
      <text:p text:style-name="Standard"/>
      <text:p text:style-name="Standard">A continuación se explica el flujo completo, desde crear usuario, iniciar sesión, pedir OTP, validar OTP y usar el CRUD.</text:p>
      <text:p text:style-name="Standard"/>
      <text:p text:style-name="Standard"/>
      <text:p text:style-name="P1">6. PRUEBAS Y COMANDOS</text:p>
      <text:p text:style-name="Standard"/>
      <text:p text:style-name="Standard">PASO 1 — Crear un usuario en S3</text:p>
      <text:p text:style-name="Standard"/>
      <text:p text:style-name="P6">curl -X POST http://localhost:5002/users \</text:p>
      <text:p text:style-name="P6">-H "Content-Type: application/json" \</text:p>
      <text:p text:style-name="P6">-d '{"username":"storm","password":"1234","email":"correo@example.com"}'</text:p>
      <text:p text:style-name="Standard"/>
      <text:p text:style-name="Standard">Debe responder:</text:p>
      <text:p text:style-name="Standard"/>
      <text:p text:style-name="P6">{"message":"Usuario creado", "otp_secret":"..."}</text:p>
      <text:p text:style-name="Standard"/>
      <text:p text:style-name="Standard"/>
      <text:p text:style-name="Standard">PASO 2 — Login en S1 (solicita OTP)</text:p>
      <text:p text:style-name="Standard"/>
      <text:p text:style-name="P6">curl -k -X POST https://localhost:4430/login \</text:p>
      <text:p text:style-name="P6">-H "Content-Type: application/json" \</text:p>
      <text:p text:style-name="P6">-d '{"username":"storm","password":"1234"}'</text:p>
      <text:p text:style-name="Standard"/>
      <text:p text:style-name="Standard">Si la contraseña es correcta:</text:p>
      <text:p text:style-name="Standard"/>
      <text:p text:style-name="P6">{ "message": "OTP enviado (Telegram). Usa /validate-otp para validar." }</text:p>
      <text:p text:style-name="Standard"/>
      <text:p text:style-name="Standard">Revisa Telegram y encontrarás tu OTP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SO 3 — Validación de OTP en S1</text:p>
      <text:p text:style-name="Standard"/>
      <text:p text:style-name="P6">curl -k -X POST https://localhost:4430/validate-otp \</text:p>
      <text:p text:style-name="P6">-H "Content-Type: application/json" \</text:p>
      <text:p text:style-name="P6">-d '{"username":"storm", "otp":"123456"}'</text:p>
      <text:p text:style-name="Standard"/>
      <text:p text:style-name="Standard">Debería regresar:</text:p>
      <text:p text:style-name="Standard"/>
      <text:p text:style-name="P6">{"token": "eyJhbGciOiJIUzI1NiIsInR5cCI6IkpXVCJ9..."}</text:p>
      <text:p text:style-name="Standard"/>
      <text:p text:style-name="Standard">Guarda este token para el CRUD.</text:p>
      <text:p text:style-name="Standard"/>
      <text:p text:style-name="Standard"/>
      <text:p text:style-name="Standard">PASO 4 — Probar token en un endpoint seguro</text:p>
      <text:p text:style-name="Standard"/>
      <text:p text:style-name="P6">curl -k https://localhost:4430/profile \</text:p>
      <text:p text:style-name="P6">-H "Authorization: Bearer TU_TOKEN_AQUI"</text:p>
      <text:p text:style-name="Standard"/>
      <text:p text:style-name="Standard"/>
      <text:p text:style-name="P1">7. CRUD COMPLETO DE ITEMS (S1 → S3)</text:p>
      <text:p text:style-name="Standard"/>
      <text:p text:style-name="Standard">Asegúrate de exportar tu token:</text:p>
      <text:p text:style-name="Standard"/>
      <text:p text:style-name="P6">TOKEN="TU_TOKEN_AQUI"</text:p>
      <text:p text:style-name="Standard"/>
      <text:p text:style-name="Standard"/>
      <text:p text:style-name="Standard">CREAR ITEM</text:p>
      <text:p text:style-name="Standard"/>
      <text:p text:style-name="P6">curl -k -X POST https://localhost:4430/items \</text:p>
      <text:p text:style-name="P6">-H "Authorization: Bearer $TOKEN" \</text:p>
      <text:p text:style-name="P6">-H "Content-Type: application/json" \</text:p>
      <text:p text:style-name="P6">-d '{"name":"Laptop","description":"Nueva laptop gaming"}'</text:p>
      <text:p text:style-name="Standard"/>
      <text:p text:style-name="Standard"/>
      <text:p text:style-name="Standard">LISTAR ITEMS</text:p>
      <text:p text:style-name="Standard"/>
      <text:p text:style-name="P6">curl -k -X GET https://localhost:4430/items \</text:p>
      <text:p text:style-name="P6">-H "Authorization: Bearer $TOKEN"</text:p>
      <text:p text:style-name="Standard"/>
      <text:p text:style-name="Standard"/>
      <text:p text:style-name="Standard">OBTENER ITEM POR ID</text:p>
      <text:p text:style-name="Standard"/>
      <text:p text:style-name="P6">curl -k -X GET https://localhost:4430/items/1 \</text:p>
      <text:p text:style-name="P6">-H "Authorization: Bearer $TOKEN"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CTUALIZAR ITEM</text:p>
      <text:p text:style-name="Standard"/>
      <text:p text:style-name="P6">curl -k -X PUT https://localhost:4430/items/1 \</text:p>
      <text:p text:style-name="P6">-H "Authorization: Bearer $TOKEN" \</text:p>
      <text:p text:style-name="P6">-H "Content-Type: application/json" \</text:p>
      <text:p text:style-name="P6">-d '{"name":"Laptop PRO","description":"Actualizada"}'</text:p>
      <text:p text:style-name="P6"/>
      <text:p text:style-name="Standard"/>
      <text:p text:style-name="Standard">ELIMINAR ITEM</text:p>
      <text:p text:style-name="Standard"/>
      <text:p text:style-name="P6">curl -k -X DELETE https://localhost:4430/items/1 \</text:p>
      <text:p text:style-name="P6">-H "Authorization: Bearer $TOKEN"</text:p>
      <text:p text:style-name="Standard"/>
      <text:p text:style-name="Standard"/>
      <text:p text:style-name="Standard">8. RESUMEN RÁPIDO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omponente</text:p>
            </table:table-cell>
            <table:table-cell table:style-name="Tabla1.A1" office:value-type="string">
              <text:p text:style-name="Table_20_Heading">Función</text:p>
            </table:table-cell>
            <table:table-cell table:style-name="Tabla1.A1" office:value-type="string">
              <text:p text:style-name="Table_20_Heading">Puerto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S1</text:span> (Node.js)</text:p>
          </table:table-cell>
          <table:table-cell table:style-name="Tabla1.A1" office:value-type="string">
            <text:p text:style-name="Table_20_Contents">Login, OTP, JWT, CRUD proxy</text:p>
          </table:table-cell>
          <table:table-cell table:style-name="Tabla1.A1" office:value-type="string">
            <text:p text:style-name="Table_20_Contents"><text:span text:style-name="Strong_20_Emphasis">4430 (HTTPS)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2</text:span> (Python)</text:p>
          </table:table-cell>
          <table:table-cell table:style-name="Tabla1.A1" office:value-type="string">
            <text:p text:style-name="Table_20_Contents">Generación y validación de OTP</text:p>
          </table:table-cell>
          <table:table-cell table:style-name="Tabla1.A1" office:value-type="string">
            <text:p text:style-name="Table_20_Contents"><text:span text:style-name="Strong_20_Emphasis">5001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3</text:span> (Python + SQLite)</text:p>
          </table:table-cell>
          <table:table-cell table:style-name="Tabla1.A1" office:value-type="string">
            <text:p text:style-name="Table_20_Contents">Usuarios + CRUD real</text:p>
          </table:table-cell>
          <table:table-cell table:style-name="Tabla1.A1" office:value-type="string">
            <text:p text:style-name="Table_20_Contents"><text:span text:style-name="Strong_20_Emphasis">5002</text:span></text:p>
          </table:table-cell>
        </table:table-row>
      </table:table>
      <text:p text:style-name="Standard"/>
      <text:p text:style-name="Standard"/>
      <text:p text:style-name="Standard">Flujo de autenticación:</text:p>
      <text:p text:style-name="Standard"/>
      <text:p text:style-name="Standard">1. Login →</text:p>
      <text:p text:style-name="Standard">2. S1 valida password →</text:p>
      <text:p text:style-name="Standard">3. S1 pide OTP a S2 →</text:p>
      <text:p text:style-name="Standard">4. Usuario recibe OTP en Telegram →</text:p>
      <text:p text:style-name="Standard">5. Usuario valida OTP →</text:p>
      <text:p text:style-name="Standard">6. S1 genera JWT →</text:p>
      <text:p text:style-name="Standard">7. Usuario opera CRUD con token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1:21:40.989759063</meta:creation-date>
    <dc:date>2025-12-02T12:41:33.868545596</dc:date>
    <meta:editing-duration>PT13M10S</meta:editing-duration>
    <meta:editing-cycles>2</meta:editing-cycles>
    <meta:generator>LibreOffice/25.8.1.1$Linux_X86_64 LibreOffice_project/54047653041915e595ad4e45cccea684809c77b5</meta:generator>
    <meta:document-statistic meta:table-count="1" meta:image-count="0" meta:object-count="0" meta:page-count="5" meta:paragraph-count="129" meta:word-count="569" meta:character-count="3752" meta:non-whitespace-character-count="3316"/>
  </office:meta>
</office:document-meta>
</file>